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0.2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Calcita hipidiomorf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Hipidiomorfes amb hàbit prismàtic o romboedric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Variable en girar la platina entre baix - mig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Visible, romboèdric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4t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Polisintètic lamin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1" table:style-name="ce10">
            <text:p>10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7">
            <text:p>Cap 0%</text:p>
          </table:table-cell>
          <table:table-cell table:number-columns-repeated="16382"/>
        </table:table-row>
        <table:table-row table:number-rows-repeated="1048575" table:style-name="ro7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3">
            <text:p>Calcit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CaCO<text:span text:style-name="T1">3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Molt variades, generalment escalenoedres o cristalls amb hàbit prismàtic. També columnars, aciculars, radials, estalactítics, botrioïdals, fossilitzants, entre d'altre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Canviant al girar la platina baix - moder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Romboèdrica sempre visible excepte en els agregats micrítics {10Ῑ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4t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Polisintètic lamin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10:29:14Z</dc:date>
    <meta:editing-cycles>3</meta:editing-cycles>
    <meta:editing-duration>PT1452S</meta:editing-duration>
  </office:meta>
</office:document-meta>
</file>